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C10000013114D08964.svm" manifest:media-type=""/>
  <manifest:file-entry manifest:full-path="Pictures/20000001000002040000012D28B92299.svm" manifest:media-type=""/>
  <manifest:file-entry manifest:full-path="Pictures/20000001000001B800000135A314587A.svm" manifest:media-type=""/>
  <manifest:file-entry manifest:full-path="Pictures/20000001000001B000000129C1E76D42.svm" manifest:media-type=""/>
  <manifest:file-entry manifest:full-path="Pictures/20000001000001CD0000012DBE74C9DE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2690000013145689BC3.svm" manifest:media-type=""/>
  <manifest:file-entry manifest:full-path="Pictures/20000001000001B00000012D6746B6E6.svm" manifest:media-type=""/>
  <manifest:file-entry manifest:full-path="Pictures/2000000100000124000000D8A19DD694.svm" manifest:media-type=""/>
  <manifest:file-entry manifest:full-path="Pictures/20000001000001D100000129A37F3893.svm" manifest:media-type=""/>
  <manifest:file-entry manifest:full-path="Pictures/2000000100000118000000D851DC808A.svm" manifest:media-type=""/>
  <manifest:file-entry manifest:full-path="Pictures/20000001000001B8000001310E3B1D53.svm" manifest:media-type=""/>
  <manifest:file-entry manifest:full-path="Pictures/200000020000033D0000021CA2D32DFD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C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style:font-name="Jameel Noori Nastaleeq"/>
    </style:style>
    <style:style style:name="P6" style:family="paragraph">
      <style:text-properties style:font-name="Jameel Noori Nastaleeq" fo:font-size="12pt" style:font-size-asian="12pt" style:font-name-complex="XB Tabriz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17cm" svg:height="7.111cm" svg:x="0.815cm" svg:y="0.412cm">
          <draw:image xlink:href="Pictures/200000020000033D0000021CA2D32DFD.eps" xlink:type="simple" xlink:show="embed" xlink:actuate="onLoad">
            <text:p/>
          </draw:image>
        </draw:frame>
        <draw:custom-shape draw:style-name="gr2" draw:text-style-name="P1" xml:id="id2" draw:id="id2" draw:layer="layout" svg:width="1.777cm" svg:height="3.364cm" svg:x="0.321cm" svg:y="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342cm" svg:height="2.967cm" svg:x="4.233cm" svg:y="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" draw:id="id1" draw:layer="layout" svg:width="1.912cm" svg:height="0.848cm" svg:x="0.376cm" svg:y="4.594cm">
          <draw:text-box>
            <text:p text:style-name="P2"><text:span text:style-name="T1">نظر انداز کریں</text:span></text:p>
          </draw:text-box>
        </draw:frame>
        <draw:connector draw:style-name="gr4" draw:text-style-name="P4" draw:layer="layout" draw:type="curve" draw:line-skew="4.034cm -0.632cm" svg:x1="1.332cm" svg:y1="4.594cm" svg:x2="1.838cm" svg:y2="3.496cm" draw:start-shape="id1" draw:start-glue-point="0" draw:end-shape="id2" draw:end-glue-point="9" svg:d="M1332 4594c0-655 412-545 658-656s325-442-152-442" svg:viewBox="0 0 855 1099">
          <text:p/>
        </draw:connector>
        <draw:connector draw:style-name="gr4" draw:text-style-name="P4" draw:layer="layout" draw:type="curve" draw:line-skew="0cm 0cm -0.229cm" svg:x1="1.332cm" svg:y1="4.594cm" svg:x2="4.904cm" svg:y2="3.742cm" draw:start-shape="id1" draw:start-glue-point="0" draw:end-shape="id3" draw:end-glue-point="8" svg:d="M1332 4594c0-750 1928-500 1928-540s1644 96 1644-312" svg:viewBox="0 0 3573 853">
          <text:p/>
        </draw:connector>
        <draw:frame draw:style-name="gr3" draw:text-style-name="P6" draw:layer="layout" svg:width="0.869cm" svg:height="0.916cm" svg:x="10.443cm" svg:y="3.346cm">
          <draw:text-box>
            <text:p text:style-name="P5"><text:span text:style-name="T2">(</text:span><text:span text:style-name="T2">ا</text:span><text:span text:style-name="T2">)</text:span></text:p>
          </draw:text-box>
        </draw:frame>
        <draw:frame draw:style-name="gr3" draw:text-style-name="P6" draw:layer="layout" svg:width="1.132cm" svg:height="0.916cm" svg:x="5.18cm" svg:y="3.346cm">
          <draw:text-box>
            <text:p text:style-name="P5"><text:span text:style-name="T2">(</text:span><text:span text:style-name="T2">ب</text:span><text:span text:style-name="T2">)</text:span></text:p>
          </draw:text-box>
        </draw:frame>
        <draw:frame draw:style-name="gr3" draw:text-style-name="P6" draw:layer="layout" svg:width="1.132cm" svg:height="0.916cm" svg:x="10.311cm" svg:y="6.371cm">
          <draw:text-box>
            <text:p text:style-name="P5"><text:span text:style-name="T2">(</text:span><text:span text:style-name="T2">پ</text:span><text:span text:style-name="T2">)</text:span></text:p>
          </draw:text-box>
        </draw:frame>
        <draw:frame draw:style-name="gr3" draw:text-style-name="P6" draw:layer="layout" svg:width="1.132cm" svg:height="0.916cm" svg:x="5.18cm" svg:y="6.371cm">
          <draw:text-box>
            <text:p text:style-name="P5"><text:span text:style-name="T2">(</text:span><text:span text:style-name="T2">ت</text:span><text:span text:style-name="T2">)</text:span></text:p>
          </draw:text-box>
        </draw:frame>
        <draw:frame draw:style-name="gr5" draw:text-style-name="P1" draw:layer="layout" svg:width="0.335cm" svg:height="0.258cm" svg:x="0.405cm" svg:y="2.545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517cm" svg:height="0.36cm" svg:x="1.24cm" svg:y="1.187cm">
          <draw:image xlink:href="Pictures/20000001000001B00000012D6746B6E6.svm" xlink:type="simple" xlink:show="embed" xlink:actuate="onLoad">
            <text:p/>
          </draw:image>
        </draw:frame>
        <draw:frame draw:style-name="gr7" draw:text-style-name="P1" draw:layer="layout" svg:width="0.446cm" svg:height="0.355cm" svg:x="2.174cm" svg:y="2.636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2.174cm" svg:y="0.659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552cm" svg:height="0.36cm" svg:x="3.687cm" svg:y="0.654cm">
          <draw:image xlink:href="Pictures/20000001000001CD0000012DBE74C9DE.svm" xlink:type="simple" xlink:show="embed" xlink:actuate="onLoad">
            <text:p/>
          </draw:image>
        </draw:frame>
        <draw:frame draw:style-name="gr10" draw:text-style-name="P1" draw:layer="layout" svg:width="0.557cm" svg:height="0.355cm" svg:x="3.687cm" svg:y="2.636cm">
          <draw:image xlink:href="Pictures/20000001000001D100000129A37F3893.svm" xlink:type="simple" xlink:show="embed" xlink:actuate="onLoad">
            <text:p/>
          </draw:image>
        </draw:frame>
        <draw:frame draw:style-name="gr11" draw:text-style-name="P1" draw:layer="layout" svg:width="0.349cm" svg:height="0.258cm" svg:x="5.027cm" svg:y="1.129cm">
          <draw:image xlink:href="Pictures/2000000100000124000000D8A19DD694.svm" xlink:type="simple" xlink:show="embed" xlink:actuate="onLoad">
            <text:p/>
          </draw:image>
        </draw:frame>
        <draw:frame draw:style-name="gr12" draw:text-style-name="P1" draw:layer="layout" svg:width="0.517cm" svg:height="0.355cm" svg:x="4.882cm" svg:y="2.629cm">
          <draw:image xlink:href="Pictures/20000001000001B000000129C1E76D42.svm" xlink:type="simple" xlink:show="embed" xlink:actuate="onLoad">
            <text:p/>
          </draw:image>
        </draw:frame>
        <draw:frame draw:style-name="gr13" draw:text-style-name="P1" draw:layer="layout" svg:width="0.739cm" svg:height="0.365cm" svg:x="5.992cm" svg:y="2.017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335cm" svg:height="0.258cm" svg:x="6.195cm" svg:y="2.553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517cm" svg:height="0.36cm" svg:x="7.013cm" svg:y="1.171cm">
          <draw:image xlink:href="Pictures/20000001000001B00000012D6746B6E6.svm" xlink:type="simple" xlink:show="embed" xlink:actuate="onLoad">
            <text:p/>
          </draw:image>
        </draw:frame>
        <draw:frame draw:style-name="gr8" draw:text-style-name="P1" draw:layer="layout" svg:width="0.456cm" svg:height="0.355cm" svg:x="7.955cm" svg:y="0.543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446cm" svg:height="0.355cm" svg:x="7.929cm" svg:y="2.652cm">
          <draw:image xlink:href="Pictures/2000000100000175000001295D7A3A32.svm" xlink:type="simple" xlink:show="embed" xlink:actuate="onLoad">
            <text:p/>
          </draw:image>
        </draw:frame>
        <draw:frame draw:style-name="gr14" draw:text-style-name="P1" draw:layer="layout" svg:width="0.527cm" svg:height="0.365cm" svg:x="7.873cm" svg:y="2.032cm">
          <draw:image xlink:href="Pictures/20000001000001B8000001310E3B1D53.svm" xlink:type="simple" xlink:show="embed" xlink:actuate="onLoad">
            <text:p/>
          </draw:image>
        </draw:frame>
        <draw:frame draw:style-name="gr9" draw:text-style-name="P1" draw:layer="layout" svg:width="0.552cm" svg:height="0.36cm" svg:x="9.572cm" svg:y="0.538cm">
          <draw:image xlink:href="Pictures/20000001000001CD0000012DBE74C9DE.svm" xlink:type="simple" xlink:show="embed" xlink:actuate="onLoad">
            <text:p/>
          </draw:image>
        </draw:frame>
        <draw:frame draw:style-name="gr15" draw:text-style-name="P1" draw:layer="layout" svg:width="0.527cm" svg:height="0.37cm" svg:x="9.632cm" svg:y="1.532cm">
          <draw:image xlink:href="Pictures/20000001000001B800000135A314587A.svm" xlink:type="simple" xlink:show="embed" xlink:actuate="onLoad">
            <text:p/>
          </draw:image>
        </draw:frame>
        <draw:frame draw:style-name="gr10" draw:text-style-name="P1" draw:layer="layout" svg:width="0.557cm" svg:height="0.355cm" svg:x="9.539cm" svg:y="2.652cm">
          <draw:image xlink:href="Pictures/20000001000001D100000129A37F3893.svm" xlink:type="simple" xlink:show="embed" xlink:actuate="onLoad">
            <text:p/>
          </draw:image>
        </draw:frame>
        <draw:frame draw:style-name="gr11" draw:text-style-name="P1" draw:layer="layout" svg:width="0.349cm" svg:height="0.258cm" svg:x="10.801cm" svg:y="1.145cm">
          <draw:image xlink:href="Pictures/2000000100000124000000D8A19DD694.svm" xlink:type="simple" xlink:show="embed" xlink:actuate="onLoad">
            <text:p/>
          </draw:image>
        </draw:frame>
        <draw:frame draw:style-name="gr12" draw:text-style-name="P1" draw:layer="layout" svg:width="0.517cm" svg:height="0.355cm" svg:x="10.694cm" svg:y="2.652cm">
          <draw:image xlink:href="Pictures/20000001000001B000000129C1E76D42.svm" xlink:type="simple" xlink:show="embed" xlink:actuate="onLoad">
            <text:p/>
          </draw:image>
        </draw:frame>
        <draw:frame draw:style-name="gr13" draw:text-style-name="P1" draw:layer="layout" svg:width="0.739cm" svg:height="0.365cm" svg:x="11.828cm" svg:y="2.087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446cm" svg:height="0.355cm" svg:x="6.621cm" svg:y="6.573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6.621cm" svg:y="4.568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552cm" svg:height="0.36cm" svg:x="8.606cm" svg:y="4.563cm">
          <draw:image xlink:href="Pictures/20000001000001CD0000012DBE74C9DE.svm" xlink:type="simple" xlink:show="embed" xlink:actuate="onLoad">
            <text:p/>
          </draw:image>
        </draw:frame>
        <draw:frame draw:style-name="gr10" draw:text-style-name="P1" draw:layer="layout" svg:width="0.557cm" svg:height="0.355cm" svg:x="8.606cm" svg:y="6.573cm">
          <draw:image xlink:href="Pictures/20000001000001D100000129A37F3893.svm" xlink:type="simple" xlink:show="embed" xlink:actuate="onLoad">
            <text:p/>
          </draw:image>
        </draw:frame>
        <draw:frame draw:style-name="gr13" draw:text-style-name="P1" draw:layer="layout" svg:width="0.739cm" svg:height="0.365cm" svg:x="9.759cm" svg:y="6cm">
          <draw:image xlink:href="Pictures/20000001000002690000013145689BC3.svm" xlink:type="simple" xlink:show="embed" xlink:actuate="onLoad">
            <text:p/>
          </draw:image>
        </draw:frame>
        <draw:frame draw:style-name="gr13" draw:text-style-name="P1" draw:layer="layout" svg:width="0.739cm" svg:height="0.365cm" svg:x="5.097cm" svg:y="5.876cm">
          <draw:image xlink:href="Pictures/20000001000002690000013145689BC3.svm" xlink:type="simple" xlink:show="embed" xlink:actuate="onLoad">
            <text:p/>
          </draw:image>
        </draw:frame>
        <draw:frame draw:style-name="gr9" draw:text-style-name="P1" draw:layer="layout" svg:width="0.552cm" svg:height="0.36cm" svg:x="3.392cm" svg:y="4.431cm">
          <draw:image xlink:href="Pictures/20000001000001CD0000012DBE74C9DE.svm" xlink:type="simple" xlink:show="embed" xlink:actuate="onLoad">
            <text:p/>
          </draw:image>
        </draw:frame>
        <draw:frame draw:style-name="gr10" draw:text-style-name="P1" draw:layer="layout" svg:width="0.557cm" svg:height="0.355cm" svg:x="3.392cm" svg:y="6.356cm">
          <draw:image xlink:href="Pictures/20000001000001D100000129A37F3893.svm" xlink:type="simple" xlink:show="embed" xlink:actuate="onLoad">
            <text:p/>
          </draw:image>
        </draw:frame>
        <draw:frame draw:style-name="gr16" draw:text-style-name="P1" draw:layer="layout" svg:width="0.618cm" svg:height="0.36cm" svg:x="2.746cm" svg:y="5.716cm">
          <draw:image xlink:href="Pictures/20000001000002040000012D28B92299.svm" xlink:type="simple" xlink:show="embed" xlink:actuate="onLoad">
            <text:p/>
          </draw:image>
        </draw:frame>
        <draw:frame draw:style-name="gr17" draw:text-style-name="P1" draw:layer="layout" svg:width="0.538cm" svg:height="0.365cm" svg:x="1.517cm" svg:y="6.179cm">
          <draw:image xlink:href="Pictures/20000001000001C10000013114D0896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87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31:53.244854564</dc:date>
    <meta:editing-duration>PT9M54S</meta:editing-duration>
    <meta:editing-cycles>2</meta:editing-cycles>
    <meta:generator>LibreOffice/4.2.8.2$Linux_x86 LibreOffice_project/420m0$Build-2</meta:generator>
    <meta:document-statistic meta:object-count="40"/>
  </office:meta>
</office:document-meta>
</file>